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10.855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00/00/00</text:date>, <text:time style:data-style-name="N2" text:time-value="18:50:09.38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21T21:09:14.840000000</dc:date>
    <meta:editing-duration>P1DT16H56M21S</meta:editing-duration>
    <meta:editing-cycles>479</meta:editing-cycles>
    <meta:generator>LibreOffice/6.4.4.2$Windows_X86_64 LibreOffice_project/3d775be2011f3886db32dfd395a6a6d1ca2630ff</meta:generator>
    <meta:document-statistic meta:table-count="7" meta:cell-count="417" meta:object-count="0"/>
  </office:meta>
</office:document-meta>
</file>